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/>
      <style:text-properties style:font-name="Open Sans" officeooo:paragraph-rsid="0019cd0a"/>
    </style:style>
    <style:style style:name="P2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start" style:justify-single-word="false"/>
      <style:text-properties officeooo:paragraph-rsid="0019cd0a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0c043" officeooo:paragraph-rsid="0020c043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5199b" officeooo:paragraph-rsid="0025199b"/>
    </style:style>
    <style:style style:name="P7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6be52" officeooo:paragraph-rsid="0026be52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Open Sans" officeooo:paragraph-rsid="00244987"/>
    </style:style>
    <style:style style:name="P10" style:family="paragraph" style:parent-style-name="Standard">
      <style:paragraph-properties fo:text-align="start" style:justify-single-word="false"/>
      <style:text-properties style:font-name="Open Sans" officeooo:paragraph-rsid="0026be52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Open Sans" officeooo:paragraph-rsid="0026be52"/>
    </style:style>
    <style:style style:name="P12" style:family="paragraph" style:parent-style-name="Standard">
      <style:paragraph-properties fo:text-align="start" style:justify-single-word="false"/>
      <style:text-properties style:font-name="Open Sans" fo:font-weight="normal" officeooo:rsid="00244987" officeooo:paragraph-rsid="00244987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26be52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8ae3d" officeooo:paragraph-rsid="0028ae3d"/>
    </style:style>
    <style:style style:name="P15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16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7" style:family="paragraph" style:parent-style-name="Text_20_body">
      <style:paragraph-properties fo:text-align="start" style:justify-single-word="false"/>
      <style:text-properties officeooo:paragraph-rsid="0026be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fo:font-weight="bold" officeooo:rsid="0026be52" style:font-weight-asian="bold" style:font-weight-complex="bold"/>
    </style:style>
    <style:style style:name="T4" style:family="text">
      <style:text-properties officeooo:rsid="001fdbd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dbd4" style:font-weight-asian="normal" style:font-weight-complex="normal"/>
    </style:style>
    <style:style style:name="T7" style:family="text">
      <style:text-properties fo:font-weight="normal" officeooo:rsid="00244987" style:font-weight-asian="normal" style:font-weight-complex="normal"/>
    </style:style>
    <style:style style:name="T8" style:family="text">
      <style:text-properties fo:font-weight="normal" officeooo:rsid="0026be52" style:font-weight-asian="normal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officeooo:rsid="001fdbd4"/>
    </style:style>
    <style:style style:name="T11" style:family="text">
      <style:text-properties style:font-name="Open Sans" fo:font-weight="bold" officeooo:rsid="001fdbd4" style:font-weight-asian="bold" style:font-weight-complex="bold"/>
    </style:style>
    <style:style style:name="T12" style:family="text">
      <style:text-properties style:font-name="Open Sans" fo:font-weight="bold" officeooo:rsid="0020c043" style:font-weight-asian="bold" style:font-weight-complex="bold"/>
    </style:style>
    <style:style style:name="T13" style:family="text">
      <style:text-properties style:font-name="Open Sans" officeooo:rsid="0020c043"/>
    </style:style>
    <style:style style:name="T14" style:family="text">
      <style:text-properties style:font-name="Open Sans" officeooo:rsid="0022badd"/>
    </style:style>
    <style:style style:name="T15" style:family="text">
      <style:text-properties style:font-name="Open Sans" officeooo:rsid="0026be52"/>
    </style:style>
    <style:style style:name="T16" style:family="text">
      <style:text-properties officeooo:rsid="0020c043"/>
    </style:style>
    <style:style style:name="T17" style:family="text">
      <style:text-properties officeooo:rsid="0025199b"/>
    </style:style>
    <style:style style:name="T18" style:family="text">
      <style:text-properties officeooo:rsid="0026be52"/>
    </style:style>
    <style:style style:name="T19" style:family="text">
      <style:text-properties style:text-position="super 58%" officeooo:rsid="0020c043"/>
    </style:style>
    <style:style style:name="T20" style:family="text">
      <style:text-properties style:text-position="super 58%" fo:font-weight="normal" officeooo:rsid="0026be52" style:font-weight-asian="normal" style:font-weight-complex="normal"/>
    </style:style>
    <style:style style:name="T21" style:family="text">
      <style:text-properties style:text-position="super 58%" fo:font-weight="normal" officeooo:rsid="0026d2db" style:font-weight-asian="normal" style:font-weight-complex="normal"/>
    </style:style>
    <style:style style:name="T22" style:family="text">
      <style:text-properties style:text-position="super 58%" style:font-name="Open Sans" officeooo:rsid="0020c043"/>
    </style:style>
    <style:style style:name="T23" style:family="text">
      <style:text-properties style:font-name="Noto Sans" fo:font-weight="normal" officeooo:rsid="002e148e" style:font-weight-asian="normal" style:font-weight-complex="normal"/>
    </style:style>
    <style:style style:name="T24" style:family="text">
      <style:text-properties style:font-name="Noto Sans" fo:font-weight="bold" officeooo:rsid="002e148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odulo Exponent</text:p>
      <text:p text:style-name="P2">Time limit: 1 sec</text:p>
      <text:p text:style-name="P10"><text:tab/><text:span text:style-name="T16">Given three integer, X, N and K. Calculate the value of </text:span><text:bookmark-start text:name="__DdeLink__1088_535021081"/><text:span text:style-name="T16">X</text:span><text:span text:style-name="T19">N</text:span><text:span text:style-name="T16"> mod K</text:span><text:bookmark-end text:name="__DdeLink__1088_535021081"/><text:span text:style-name="T16"> where A mod K is the remainder of A divided by K.</text:span></text:p>
      <text:p text:style-name="P10"><text:span text:style-name="T16"><text:tab/>Please note the following properties of modulo. </text:span></text:p>
      <text:list xml:id="list712252412898996423" text:style-name="L2">
        <text:list-item>
          <text:p text:style-name="P13"><text:span text:style-name="T23">(</text:span><text:span text:style-name="T24">p</text:span><text:span text:style-name="T23"> + </text:span><text:span text:style-name="T24">q</text:span><text:span text:style-name="T23">) mod </text:span><text:span text:style-name="T24">k</text:span><text:span text:style-name="T23"> = ((</text:span><text:span text:style-name="T24">p</text:span><text:span text:style-name="T23"> mod </text:span><text:span text:style-name="T24">k</text:span><text:span text:style-name="T23">) + (</text:span><text:span text:style-name="T24">q</text:span><text:span text:style-name="T23"> mod </text:span><text:span text:style-name="T24">k</text:span><text:span text:style-name="T23">)) mod </text:span><text:span text:style-name="T24">k</text:span><text:span text:style-name="T23"> </text:span></text:p>
        </text:list-item>
        <text:list-item>
          <text:p text:style-name="P11"><text:span text:style-name="T23">(</text:span><text:span text:style-name="T24">p</text:span><text:span text:style-name="T23"> * </text:span><text:span text:style-name="T24">q</text:span><text:span text:style-name="T23">) mod </text:span><text:span text:style-name="T24">k</text:span><text:span text:style-name="T23"> = ((</text:span><text:span text:style-name="T24">p</text:span><text:span text:style-name="T23"> mod </text:span><text:span text:style-name="T24">k</text:span><text:span text:style-name="T23">) * (</text:span><text:span text:style-name="T24">q</text:span><text:span text:style-name="T23"> mod </text:span><text:span text:style-name="T24">k</text:span><text:span text:style-name="T23">)) mod </text:span><text:span text:style-name="T24">k</text:span></text:p>
        </text:list-item>
      </text:list>
      <text:p text:style-name="P1"/>
      <text:h text:style-name="P16" text:outline-level="1">Input</text:h>
      <text:list xml:id="list5648440656273440518" text:style-name="L1">
        <text:list-item>
          <text:p text:style-name="P8">The first line of input contains <text:span text:style-name="T18">three</text:span> integers <text:span text:style-name="T3">X</text:span><text:span text:style-name="T18">, </text:span><text:span text:style-name="T2">N </text:span>and <text:span text:style-name="T3">K</text:span><text:span text:style-name="T5">. </text:span><text:span text:style-name="T8">where </text:span><text:span text:style-name="T5"><text:s/></text:span><text:span text:style-name="T8">1 &lt;= x,k &lt;= 9,999 and 1 &lt;= N &lt;= 2</text:span><text:span text:style-name="T20">3</text:span><text:span text:style-name="T21">1</text:span><text:span text:style-name="T4">.</text:span></text:p>
        </text:list-item>
      </text:list>
      <text:p text:style-name="P12"><text:tab/></text:p>
      <text:h text:style-name="P16" text:outline-level="1">Output</text:h>
      <text:p text:style-name="P17"><text:span text:style-name="T9"><text:tab/></text:span><text:span text:style-name="T15">Only one line containing the value of <text:s/></text:span><text:span text:style-name="T13">X</text:span><text:span text:style-name="T22">N</text:span><text:span text:style-name="T13"> mod K</text:span></text:p>
      <text:p text:style-name="P3"><text:span text:style-name="T14"/></text:p>
      <text:h text:style-name="P16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14">2 5 100</text:p>
          </table:table-cell>
          <table:table-cell table:style-name="Table1.A1" office:value-type="string">
            <text:p text:style-name="P14">32</text:p>
          </table:table-cell>
        </table:table-row>
        <table:table-row table:style-name="Table1.1">
          <table:table-cell table:style-name="Table1.A3" office:value-type="string">
            <text:p text:style-name="P14">2 5 10</text:p>
          </table:table-cell>
          <table:table-cell table:style-name="Table1.A3" office:value-type="string">
            <text:p text:style-name="P14">2</text:p>
          </table:table-cell>
        </table:table-row>
        <table:table-row table:style-name="Table1.1">
          <table:table-cell table:style-name="Table1.A3" office:value-type="string">
            <text:p text:style-name="P14">123 4727 153</text:p>
          </table:table-cell>
          <table:table-cell table:style-name="Table1.A3" office:value-type="string">
            <text:p text:style-name="P14">81</text:p>
          </table:table-cell>
        </table:table-row>
      </table:table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16T10:18:20.385772379</dc:date>
    <meta:editing-duration>PT5H14M20S</meta:editing-duration>
    <meta:editing-cycles>15</meta:editing-cycles>
    <meta:document-statistic meta:table-count="1" meta:image-count="0" meta:object-count="0" meta:page-count="1" meta:paragraph-count="20" meta:word-count="123" meta:character-count="502" meta:non-whitespace-character-count="392"/>
  </office:meta>
</office:document-meta>
</file>